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PMingLiU" svg:font-family="PMingLiU" style:font-family-generic="system" style:font-pitch="variable" svg:panose-1="2 1 6 1 0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style:style>
    <style:style style:name="P2" style:parent-style-name="Titre1" style:family="paragraph"/>
    <style:style style:name="P3" style:parent-style-name="Titre1" style:family="paragraph"/>
    <style:style style:name="P4" style:parent-style-name="Titre1" style:family="paragraph"/>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office:automatic-styles>
  <office:body>
    <office:text text:use-soft-page-breaks="true">
      <text:list text:style-name="LFO2" text:continue-numbering="true">
        <text:list-item>
          <text:p text:style-name="P1">Etat civil <text:s/></text:p>
        </text:list-item>
      </text:list>
      <text:p text:style-name="Sous-titre">Votre prénom suivi de votre nom de famille énoncé clairement.</text:p>
      <text:p text:style-name="Normal">Créer la confiance et la proximité avec l’interlocuteur</text:p>
      <text:list text:style-name="LFO2" text:continue-numbering="true">
        <text:list-item>
          <text:p text:style-name="P2">Formation</text:p>
        </text:list-item>
      </text:list>
      <text:p text:style-name="Sous-titre">quel est mon profil</text:p>
      <text:list text:style-name="LFO2" text:continue-numbering="true">
        <text:list-item>
          <text:p text:style-name="P3">Parcours</text:p>
        </text:list-item>
      </text:list>
      <text:p text:style-name="Sous-titre">ce que j’ai fait</text:p>
      <text:p text:style-name="Normal">Paragraphe le plus compliqué (une dizaine de lignes)</text:p>
      <text:p text:style-name="Normal">Indiquer des durées et non des dates</text:p>
      <text:p text:style-name="Normal">On y parle du stage ouvrier, du P2E, des investissements associatifs et les centres d’intérêts principaux.</text:p>
      <text:p text:style-name="Normal">On y présente la synthèse des compétences et/ou des qualités personnelles.</text:p>
      <text:p text:style-name="Normal">Soyons CONCRETS, PRECIS, FACTUELS</text:p>
      <text:list text:style-name="LFO2" text:continue-numbering="true">
        <text:list-item>
          <text:p text:style-name="P4">Projet</text:p>
        </text:list-item>
      </text:list>
      <text:p text:style-name="Sous-titre">ce que je veux faire</text:p>
      <text:p text:style-name="Normal">Mon projet repose sur 3 axes etc<text:s/>(informatique, recherche et innovation, international etc.)</text:p>
      <text:p text:style-name="Normal">Voilà ce que vous allez gagner si vous me recrutez</text:p>
      <text:p text:style-name="Normal">Toutes nos expériences relatives à l’annonce, qu’est ce qui intéresse particulièrement dans l’annonce, la future contribution à l’entreprise</text:p>
      <text:p text:style-name="Normal"/>
      <text:p text:style-name="Normal"/>
      <text:p text:style-name="Normal"><text:span text:style-name="T5">7 étapes :</text:span><text:s/>construire son pitch à l’écrit ; vérifier qu’on aborde passé présent et futur, soyez<text:s/>concrets<text:s/>et précis, souriez un minimum et articulez, lire <text:s/>son pitch à haute vox et l’enregistrer, apprendre son pitch, le répéter plusieurs fois</text:p>
      <text:p text:style-name="Normal"><text:span text:style-name="T6">Comment rater :</text:span><text:s/>en récitant par &lt;3, jouer un rôle et faire « comme si », raisonner sans résonner, être abstrait ou trop général, s’auto relancer</text:p>
      <text:p text:style-name="Normal"/>
      <text:p text:style-name="P7"/>
      <text:p text:style-name="P8"/>
      <text:p text:style-name="P9"/>
      <text:p text:style-name="P10"/>
      <text:p text:style-name="P11"/>
      <text:soft-page-break/>
      <text:h text:style-name="Titre1" text:outline-level="1">Pitch</text:h>
      <text:p text:style-name="P12">Je m’appelle Romain Lucas, j’ai 21 ans et je suis un ingénieur en formation à l’Ecole Centrale de Nantes en option Informatique pour l’Intelligence Artificielle. J’ai choisi cette option car c’est un sujet qui me passionne et dans lequel les innovations sont quotidiennes.</text:p>
      <text:p text:style-name="Normal"><text:tab/>D’aussi loin que je me souvienne j’ai toujours été intéressé par les sciences – le premier métier que j’ai voulu faire étant enfant était astrophysicien – mon intérêt pour l’informatique a grandi au lycée, m’amenant à faire une classe préparatoire pendant deux ans, ce qui a requis une rigueur à laquelle je ne suis pas coutumier. Et cela fait maintenant deux ans que je suis à l’Ecole Centrale et que je peux pleinement travailler ce qui m’intéresse.</text:p>
      <text:p text:style-name="Normal"><text:tab/>Mon intérêt pour l’informatique m’a amené à réaliser un stage puis un CDD pendant l’été 2021 en tant que technicien informatique chez Iliane, une entreprise partenaire de groupes internationaux comme HP.</text:p>
      <text:p text:style-name="Normal"><text:tab/>D’un point de vue plus personnel, j’ai aussi un côté créatif que j’ai pu exprimer en écrivant des nouvelles ou encore en montant sur les planches. Les 15 années de théâtre derrière moi m’aide à faire face à ma timidité et à un certain manque de confiance en moi. J’apprécie également organiser régulièrement des séance de jeux de société et de jeux de rôle avec des amis.</text:p>
      <text:p text:style-name="Normal"><text:tab/>Finalement dans les années qui viennent, je désire développer mes compétences et ma pratique dans le domaine informatique, en particulier dans l’IA et pourquoi pas apporter ma contribution dans la recherche sur ce domaine en constant changement. Enfin, j’ai la conviction que l’ouverture à l’international est une qualité essentielle de l’ingénieur et c’est pour cela que je compte partir en double diplôme à Montréal l’année prochaine.</text:p>
      <text:p text:style-name="Normal"><text:tab/></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PMingLiU" svg:font-family="PMingLiU" style:font-family-generic="system" style:font-pitch="variable" svg:panose-1="2 1 6 1 0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TW"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PMingLiU"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PMingLiU" style:font-name-complex="Times New Roman" fo:color="#2F5496" fo:font-size="16pt" style:font-size-asian="16pt" style:font-size-complex="16pt"/>
    </style:style>
    <style:style style:name="Sous-titre" style:display-name="Sous-titre" style:family="paragraph" style:parent-style-name="Normal" style:next-style-name="Normal">
      <style:text-properties fo:color="#5A5A5A" fo:letter-spacing="0.0104in" fo:hyphenate="false"/>
    </style:style>
    <style:style style:name="Sous-titreCar" style:display-name="Sous-titre Car" style:family="text" style:parent-style-name="Policepardéfaut">
      <style:text-properties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main Lucas</meta:initial-creator>
    <dc:creator>Romain Lucas</dc:creator>
    <meta:creation-date>2023-01-03T09:31:00Z</meta:creation-date>
    <dc:date>2023-01-03T10:57:00Z</dc:date>
    <meta:template xlink:href="Normal.dotm" xlink:type="simple"/>
    <meta:editing-cycles>1</meta:editing-cycles>
    <meta:editing-duration>PT0S</meta:editing-duration>
    <meta:document-statistic meta:page-count="2" meta:paragraph-count="5" meta:word-count="454" meta:character-count="2947" meta:row-count="20" meta:non-whitespace-character-count="2498"/>
  </office:meta>
</office:document-meta>
</file>